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15"/>
    <style:style style:name="ce4" style:family="table-cell" style:parent-style-name="Default" style:data-style-name="N15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/>
    <style:style style:name="ce6" style:family="table-cell" style:parent-style-name="Default" style:data-style-name="N0"/>
    <style:style style:name="ce7" style:family="table-cell" style:parent-style-name="Default" style:data-style-name="N1"/>
    <style:style style:name="co1" style:family="table-column">
      <style:table-column-properties fo:break-before="auto" style:column-width="1.87854166666667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43125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0108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6379" table:default-cell-style-name="ce1"/>
        <table:table-row table:style-name="ro1">
          <table:table-cell table:number-columns-repeated="5" table:style-name="ce1"/>
          <table:table-cell office:value-type="string" table:style-name="ce1">
            <text:p>cc =</text:p>
          </table:table-cell>
          <table:table-cell office:value-type="float" office:value="2.5899999999999999E-2" table:style-name="ce2">
            <text:p>0,0259</text:p>
          </table:table-cell>
          <table:table-cell office:value-type="string" table:style-name="ce1">
            <text:p>±</text:p>
          </table:table-cell>
          <table:table-cell office:value-type="float" office:value="7.45E-4" table:formula="of:=7.45*0.0001" table:style-name="ce3">
            <text:p>7,45E-04</text:p>
          </table:table-cell>
          <table:table-cell office:value-type="string" table:style-name="ce1">
            <text:p>T/V</text:p>
          </table:table-cell>
          <table:table-cell table:number-columns-repeated="16374" table:style-name="ce1"/>
        </table:table-row>
        <table:table-row table:style-name="ro1">
          <table:table-cell table:number-columns-repeated="16" table:style-name="ce1"/>
          <table:table-cell table:style-name="ce3"/>
          <table:table-cell table:number-columns-repeated="16367"/>
        </table:table-row>
        <table:table-row table:style-name="ro1">
          <table:table-cell office:value-type="string" table:style-name="ce1">
            <text:p>VARIAVEL</text:p>
          </table:table-cell>
          <table:table-cell table:style-name="ce1"/>
          <table:table-cell office:value-type="string" table:style-name="ce1">
            <text:p>Vh</text:p>
          </table:table-cell>
          <table:table-cell table:style-name="ce1"/>
          <table:table-cell office:value-type="string" table:style-name="ce1">
            <text:p>B1</text:p>
          </table:table-cell>
          <table:table-cell table:style-name="ce1"/>
          <table:table-cell office:value-type="string" table:style-name="ce1">
            <text:p>Vh</text:p>
          </table:table-cell>
          <table:table-cell table:style-name="ce1"/>
          <table:table-cell office:value-type="string" table:style-name="ce1">
            <text:p>B2</text:p>
          </table:table-cell>
          <table:table-cell table:style-name="ce1"/>
          <table:table-cell office:value-type="string" table:style-name="ce3">
            <text:p>B1+B2</text:p>
          </table:table-cell>
          <table:table-cell table:style-name="ce1"/>
          <table:table-cell office:value-type="string" table:style-name="ce1">
            <text:p>Vh</text:p>
          </table:table-cell>
          <table:table-cell table:style-name="ce1"/>
          <table:table-cell office:value-type="string" table:style-name="ce1">
            <text:p>B1+B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UNIDADES</text:p>
          </table:table-cell>
          <table:table-cell table:style-name="ce1"/>
          <table:table-cell office:value-type="string" table:style-name="ce1">
            <text:p>(milivolt)</text:p>
          </table:table-cell>
          <table:table-cell office:value-type="string" table:style-name="ce1">
            <text:p>(volt)</text:p>
          </table:table-cell>
          <table:table-cell office:value-type="string" table:style-name="ce1">
            <text:p>T</text:p>
          </table:table-cell>
          <table:table-cell table:style-name="ce1"/>
          <table:table-cell office:value-type="string" table:style-name="ce1">
            <text:p>(milivolt)</text:p>
          </table:table-cell>
          <table:table-cell office:value-type="string" table:style-name="ce1">
            <text:p>(volt)</text:p>
          </table:table-cell>
          <table:table-cell office:value-type="string" table:style-name="ce1">
            <text:p>T</text:p>
          </table:table-cell>
          <table:table-cell table:style-name="ce1"/>
          <table:table-cell office:value-type="string" table:style-name="ce1">
            <text:p>T</text:p>
          </table:table-cell>
          <table:table-cell table:style-name="ce1"/>
          <table:table-cell office:value-type="string" table:style-name="ce1">
            <text:p>(milivolt)</text:p>
          </table:table-cell>
          <table:table-cell office:value-type="string" table:style-name="ce1">
            <text:p>(volt)</text:p>
          </table:table-cell>
          <table:table-cell office:value-type="string" table:style-name="ce1">
            <text:p>T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1.9" table:style-name="ce1">
            <text:p>11,9</text:p>
          </table:table-cell>
          <table:table-cell office:value-type="float" office:value="1.1900000000000001E-2" table:formula="of:=[.C5]*0.001" table:style-name="ce3">
            <text:p>1,19E-02</text:p>
          </table:table-cell>
          <table:table-cell office:value-type="float" office:value="3.0821000000000001E-4" table:formula="of:=[.$G$1]*[.D5]" table:style-name="ce4">
            <text:p>3,08E-04</text:p>
          </table:table-cell>
          <table:table-cell table:style-name="ce1"/>
          <table:table-cell office:value-type="float" office:value="5.6" table:style-name="ce1">
            <text:p>5,6</text:p>
          </table:table-cell>
          <table:table-cell office:value-type="float" office:value="5.5999999999999999E-3" table:formula="of:=[.G5]*0.001" table:style-name="ce3">
            <text:p>5,60E-03</text:p>
          </table:table-cell>
          <table:table-cell office:value-type="float" office:value="1.4504000000000001E-4" table:formula="of:=[.H5]*[.$G$1]" table:style-name="ce3">
            <text:p>1,45E-04</text:p>
          </table:table-cell>
          <table:table-cell table:style-name="ce1"/>
          <table:table-cell office:value-type="float" office:value="4.5324999999999999E-4" table:formula="of:=[.E5]+[.I5]" table:style-name="ce3">
            <text:p>4,53E-04</text:p>
          </table:table-cell>
          <table:table-cell table:style-name="ce1"/>
          <table:table-cell office:value-type="float" office:value="12.1" table:style-name="ce1">
            <text:p>12,1</text:p>
          </table:table-cell>
          <table:table-cell office:value-type="float" office:value="1.21E-2" table:formula="of:=[.M5]*0.001" table:style-name="ce3">
            <text:p>1,21E-02</text:p>
          </table:table-cell>
          <table:table-cell office:value-type="float" office:value="0.31339" table:formula="of:=[.$G$1]*[.M5]" table:style-name="ce3">
            <text:p>3,13E-01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0.01" table:formula="of:=0.01*1" table:style-name="ce1">
            <text:p>0,01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.66E-2" table:formula="of:=[.C6]*0.001" table:style-name="ce3">
            <text:p>1,66E-02</text:p>
          </table:table-cell>
          <table:table-cell office:value-type="float" office:value="4.2994000000000002E-4" table:formula="of:=[.$G$1]*[.D6]" table:style-name="ce4">
            <text:p>4,30E-04</text:p>
          </table:table-cell>
          <table:table-cell table:style-name="ce1"/>
          <table:table-cell office:value-type="float" office:value="6.3" table:style-name="ce1">
            <text:p>6,3</text:p>
          </table:table-cell>
          <table:table-cell office:value-type="float" office:value="6.3E-3" table:formula="of:=[.G6]*0.001" table:style-name="ce3">
            <text:p>6,30E-03</text:p>
          </table:table-cell>
          <table:table-cell office:value-type="float" office:value="1.6317E-4" table:formula="of:=[.H6]*[.$G$1]" table:style-name="ce3">
            <text:p>1,63E-04</text:p>
          </table:table-cell>
          <table:table-cell table:style-name="ce1"/>
          <table:table-cell office:value-type="float" office:value="5.9310999999999999E-4" table:formula="of:=[.E6]+[.I6]" table:style-name="ce3">
            <text:p>5,93E-04</text:p>
          </table:table-cell>
          <table:table-cell table:style-name="ce1"/>
          <table:table-cell office:value-type="float" office:value="17.5" table:style-name="ce1">
            <text:p>17,5</text:p>
          </table:table-cell>
          <table:table-cell office:value-type="float" office:value="1.7500000000000002E-2" table:formula="of:=[.M6]*0.001" table:style-name="ce3">
            <text:p>1,75E-02</text:p>
          </table:table-cell>
          <table:table-cell office:value-type="float" office:value="0.45324999999999999" table:formula="of:=[.$G$1]*[.M6]" table:style-name="ce3">
            <text:p>4,53E-01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0.02" table:style-name="ce1">
            <text:p>0,02</text:p>
          </table:table-cell>
          <table:table-cell office:value-type="float" office:value="22.1" table:style-name="ce1">
            <text:p>22,1</text:p>
          </table:table-cell>
          <table:table-cell office:value-type="float" office:value="2.2100000000000002E-2" table:formula="of:=[.C7]*0.001" table:style-name="ce3">
            <text:p>2,21E-02</text:p>
          </table:table-cell>
          <table:table-cell office:value-type="float" office:value="5.7238999999999999E-4" table:formula="of:=[.$G$1]*[.D7]" table:style-name="ce4">
            <text:p>5,72E-04</text:p>
          </table:table-cell>
          <table:table-cell table:style-name="ce1"/>
          <table:table-cell office:value-type="float" office:value="7.1" table:style-name="ce1">
            <text:p>7,1</text:p>
          </table:table-cell>
          <table:table-cell office:value-type="float" office:value="7.0999999999999995E-3" table:formula="of:=[.G7]*0.001" table:style-name="ce3">
            <text:p>7,10E-03</text:p>
          </table:table-cell>
          <table:table-cell office:value-type="float" office:value="1.8388999999999998E-4" table:formula="of:=[.H7]*[.$G$1]" table:style-name="ce3">
            <text:p>1,84E-04</text:p>
          </table:table-cell>
          <table:table-cell table:style-name="ce1"/>
          <table:table-cell office:value-type="float" office:value="7.5628000000000002E-4" table:formula="of:=[.E7]+[.I7]" table:style-name="ce3">
            <text:p>7,56E-04</text:p>
          </table:table-cell>
          <table:table-cell table:style-name="ce1"/>
          <table:table-cell office:value-type="float" office:value="24.3" table:style-name="ce1">
            <text:p>24,3</text:p>
          </table:table-cell>
          <table:table-cell office:value-type="float" office:value="2.4300000000000002E-2" table:formula="of:=[.M7]*0.001" table:style-name="ce3">
            <text:p>2,43E-02</text:p>
          </table:table-cell>
          <table:table-cell office:value-type="float" office:value="0.62936999999999999" table:formula="of:=[.$G$1]*[.M7]" table:style-name="ce3">
            <text:p>6,29E-01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0.03" table:style-name="ce5">
            <text:p>0,03</text:p>
          </table:table-cell>
          <table:table-cell office:value-type="float" office:value="29.5" table:style-name="ce1">
            <text:p>29,5</text:p>
          </table:table-cell>
          <table:table-cell office:value-type="float" office:value="2.9500000000000002E-2" table:formula="of:=[.C8]*0.001" table:style-name="ce3">
            <text:p>2,95E-02</text:p>
          </table:table-cell>
          <table:table-cell office:value-type="float" office:value="7.6405000000000006E-4" table:formula="of:=[.$G$1]*[.D8]" table:style-name="ce4">
            <text:p>7,64E-04</text:p>
          </table:table-cell>
          <table:table-cell table:style-name="ce1"/>
          <table:table-cell office:value-type="float" office:value="8.3000000000000007" table:style-name="ce1">
            <text:p>8,3</text:p>
          </table:table-cell>
          <table:table-cell office:value-type="float" office:value="8.3000000000000001E-3" table:formula="of:=[.G8]*0.001" table:style-name="ce3">
            <text:p>8,30E-03</text:p>
          </table:table-cell>
          <table:table-cell office:value-type="float" office:value="2.1497000000000001E-4" table:formula="of:=[.H8]*[.$G$1]" table:style-name="ce3">
            <text:p>2,15E-04</text:p>
          </table:table-cell>
          <table:table-cell table:style-name="ce1"/>
          <table:table-cell office:value-type="float" office:value="9.7902000000000015E-4" table:formula="of:=[.E8]+[.I8]" table:style-name="ce3">
            <text:p>9,79E-04</text:p>
          </table:table-cell>
          <table:table-cell table:style-name="ce1"/>
          <table:table-cell office:value-type="float" office:value="34.200000000000003" table:style-name="ce1">
            <text:p>34,2</text:p>
          </table:table-cell>
          <table:table-cell office:value-type="float" office:value="3.4200000000000001E-2" table:formula="of:=[.M8]*0.001" table:style-name="ce3">
            <text:p>3,42E-02</text:p>
          </table:table-cell>
          <table:table-cell office:value-type="float" office:value="0.88578000000000001" table:formula="of:=[.$G$1]*[.M8]" table:style-name="ce3">
            <text:p>8,86E-01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0.04" table:style-name="ce1">
            <text:p>0,04</text:p>
          </table:table-cell>
          <table:table-cell office:value-type="float" office:value="37.799999999999997" table:style-name="ce1">
            <text:p>37,8</text:p>
          </table:table-cell>
          <table:table-cell office:value-type="float" office:value="3.78E-2" table:formula="of:=[.C9]*0.001" table:style-name="ce3">
            <text:p>3,78E-02</text:p>
          </table:table-cell>
          <table:table-cell office:value-type="float" office:value="9.7901999999999993E-4" table:formula="of:=[.$G$1]*[.D9]" table:style-name="ce4">
            <text:p>9,79E-04</text:p>
          </table:table-cell>
          <table:table-cell table:style-name="ce1"/>
          <table:table-cell office:value-type="float" office:value="10.1" table:style-name="ce1">
            <text:p>10,1</text:p>
          </table:table-cell>
          <table:table-cell office:value-type="float" office:value="1.01E-2" table:formula="of:=[.G9]*0.001" table:style-name="ce3">
            <text:p>1,01E-02</text:p>
          </table:table-cell>
          <table:table-cell office:value-type="float" office:value="2.6158999999999997E-4" table:formula="of:=[.H9]*[.$G$1]" table:style-name="ce3">
            <text:p>2,62E-04</text:p>
          </table:table-cell>
          <table:table-cell table:style-name="ce1"/>
          <table:table-cell office:value-type="float" office:value="1.2406099999999998E-3" table:formula="of:=[.E9]+[.I9]" table:style-name="ce3">
            <text:p>1,24E-03</text:p>
          </table:table-cell>
          <table:table-cell table:style-name="ce1"/>
          <table:table-cell office:value-type="float" office:value="47.3" table:style-name="ce1">
            <text:p>47,3</text:p>
          </table:table-cell>
          <table:table-cell office:value-type="float" office:value="4.7299999999999995E-2" table:formula="of:=[.M9]*0.001" table:style-name="ce3">
            <text:p>4,73E-02</text:p>
          </table:table-cell>
          <table:table-cell office:value-type="float" office:value="1.2250699999999999" table:formula="of:=[.$G$1]*[.M9]" table:style-name="ce3">
            <text:p>1,23E+00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0.05" table:style-name="ce1">
            <text:p>0,05</text:p>
          </table:table-cell>
          <table:table-cell office:value-type="float" office:value="49" table:style-name="ce1">
            <text:p>49</text:p>
          </table:table-cell>
          <table:table-cell office:value-type="float" office:value="4.9000000000000002E-2" table:formula="of:=[.C10]*0.001" table:style-name="ce3">
            <text:p>4,90E-02</text:p>
          </table:table-cell>
          <table:table-cell office:value-type="float" office:value="1.2691E-3" table:formula="of:=[.$G$1]*[.D10]" table:style-name="ce4">
            <text:p>1,27E-03</text:p>
          </table:table-cell>
          <table:table-cell table:style-name="ce1"/>
          <table:table-cell office:value-type="float" office:value="12.9" table:style-name="ce1">
            <text:p>12,9</text:p>
          </table:table-cell>
          <table:table-cell office:value-type="float" office:value="1.29E-2" table:formula="of:=[.G10]*0.001" table:style-name="ce3">
            <text:p>1,29E-02</text:p>
          </table:table-cell>
          <table:table-cell office:value-type="float" office:value="3.3410999999999998E-4" table:formula="of:=[.H10]*[.$G$1]" table:style-name="ce3">
            <text:p>3,34E-04</text:p>
          </table:table-cell>
          <table:table-cell table:style-name="ce1"/>
          <table:table-cell office:value-type="float" office:value="1.6032099999999999E-3" table:formula="of:=[.E10]+[.I10]" table:style-name="ce3">
            <text:p>1,60E-03</text:p>
          </table:table-cell>
          <table:table-cell table:style-name="ce1"/>
          <table:table-cell office:value-type="float" office:value="60.3" table:style-name="ce1">
            <text:p>60,3</text:p>
          </table:table-cell>
          <table:table-cell office:value-type="float" office:value="6.0299999999999999E-2" table:formula="of:=[.M10]*0.001" table:style-name="ce3">
            <text:p>6,03E-02</text:p>
          </table:table-cell>
          <table:table-cell office:value-type="float" office:value="1.5617699999999999" table:formula="of:=[.$G$1]*[.M10]" table:style-name="ce3">
            <text:p>1,56E+00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0.06" table:style-name="ce1">
            <text:p>0,06</text:p>
          </table:table-cell>
          <table:table-cell office:value-type="float" office:value="56.6" table:style-name="ce1">
            <text:p>56,6</text:p>
          </table:table-cell>
          <table:table-cell office:value-type="float" office:value="5.6600000000000004E-2" table:formula="of:=[.C11]*0.001" table:style-name="ce3">
            <text:p>5,66E-02</text:p>
          </table:table-cell>
          <table:table-cell office:value-type="float" office:value="1.46594E-3" table:formula="of:=[.$G$1]*[.D11]" table:style-name="ce4">
            <text:p>1,47E-03</text:p>
          </table:table-cell>
          <table:table-cell table:style-name="ce1"/>
          <table:table-cell office:value-type="float" office:value="16.899999999999999" table:style-name="ce1">
            <text:p>16,9</text:p>
          </table:table-cell>
          <table:table-cell office:value-type="float" office:value="1.6899999999999998E-2" table:formula="of:=[.G11]*0.001" table:style-name="ce3">
            <text:p>1,69E-02</text:p>
          </table:table-cell>
          <table:table-cell office:value-type="float" office:value="4.3770999999999995E-4" table:formula="of:=[.H11]*[.$G$1]" table:style-name="ce3">
            <text:p>4,38E-04</text:p>
          </table:table-cell>
          <table:table-cell table:style-name="ce1"/>
          <table:table-cell office:value-type="float" office:value="1.90365E-3" table:formula="of:=[.E11]+[.I11]" table:style-name="ce3">
            <text:p>1,90E-03</text:p>
          </table:table-cell>
          <table:table-cell table:style-name="ce1"/>
          <table:table-cell office:value-type="float" office:value="68.8" table:style-name="ce1">
            <text:p>68,8</text:p>
          </table:table-cell>
          <table:table-cell office:value-type="float" office:value="6.88E-2" table:formula="of:=[.M11]*0.001" table:style-name="ce3">
            <text:p>6,88E-02</text:p>
          </table:table-cell>
          <table:table-cell office:value-type="float" office:value="1.7819199999999999" table:formula="of:=[.$G$1]*[.M11]" table:style-name="ce3">
            <text:p>1,78E+00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7.0000000000000007E-2" table:style-name="ce1">
            <text:p>0,07</text:p>
          </table:table-cell>
          <table:table-cell office:value-type="float" office:value="55" table:style-name="ce1">
            <text:p>55</text:p>
          </table:table-cell>
          <table:table-cell office:value-type="float" office:value="5.5E-2" table:formula="of:=[.C12]*0.001" table:style-name="ce3">
            <text:p>5,50E-02</text:p>
          </table:table-cell>
          <table:table-cell office:value-type="float" office:value="1.4245E-3" table:formula="of:=[.$G$1]*[.D12]" table:style-name="ce4">
            <text:p>1,42E-03</text:p>
          </table:table-cell>
          <table:table-cell table:style-name="ce1"/>
          <table:table-cell office:value-type="float" office:value="22.8" table:style-name="ce1">
            <text:p>22,8</text:p>
          </table:table-cell>
          <table:table-cell office:value-type="float" office:value="2.2800000000000001E-2" table:formula="of:=[.G12]*0.001" table:style-name="ce3">
            <text:p>2,28E-02</text:p>
          </table:table-cell>
          <table:table-cell office:value-type="float" office:value="5.9051999999999998E-4" table:formula="of:=[.H12]*[.$G$1]" table:style-name="ce3">
            <text:p>5,91E-04</text:p>
          </table:table-cell>
          <table:table-cell table:style-name="ce1"/>
          <table:table-cell office:value-type="float" office:value="2.0150200000000002E-3" table:formula="of:=[.E12]+[.I12]" table:style-name="ce3">
            <text:p>2,02E-03</text:p>
          </table:table-cell>
          <table:table-cell table:style-name="ce1"/>
          <table:table-cell office:value-type="float" office:value="70.400000000000006" table:style-name="ce1">
            <text:p>70,4</text:p>
          </table:table-cell>
          <table:table-cell office:value-type="float" office:value="7.0400000000000004E-2" table:formula="of:=[.M12]*0.001" table:style-name="ce3">
            <text:p>7,04E-02</text:p>
          </table:table-cell>
          <table:table-cell office:value-type="float" office:value="1.8233600000000001" table:formula="of:=[.$G$1]*[.M12]" table:style-name="ce3">
            <text:p>1,82E+00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0.08" table:style-name="ce1">
            <text:p>0,08</text:p>
          </table:table-cell>
          <table:table-cell office:value-type="float" office:value="44.9" table:style-name="ce1">
            <text:p>44,9</text:p>
          </table:table-cell>
          <table:table-cell office:value-type="float" office:value="4.4900000000000002E-2" table:formula="of:=[.C13]*0.001" table:style-name="ce3">
            <text:p>4,49E-02</text:p>
          </table:table-cell>
          <table:table-cell office:value-type="float" office:value="1.1629100000000001E-3" table:formula="of:=[.$G$1]*[.D13]" table:style-name="ce4">
            <text:p>1,16E-03</text:p>
          </table:table-cell>
          <table:table-cell table:style-name="ce1"/>
          <table:table-cell office:value-type="float" office:value="30.4" table:style-name="ce1">
            <text:p>30,4</text:p>
          </table:table-cell>
          <table:table-cell office:value-type="float" office:value="3.04E-2" table:formula="of:=[.G13]*0.001" table:style-name="ce3">
            <text:p>3,04E-02</text:p>
          </table:table-cell>
          <table:table-cell office:value-type="float" office:value="7.8735999999999997E-4" table:formula="of:=[.H13]*[.$G$1]" table:style-name="ce3">
            <text:p>7,87E-04</text:p>
          </table:table-cell>
          <table:table-cell table:style-name="ce1"/>
          <table:table-cell office:value-type="float" office:value="1.95027E-3" table:formula="of:=[.E13]+[.I13]" table:style-name="ce3">
            <text:p>1,95E-03</text:p>
          </table:table-cell>
          <table:table-cell table:style-name="ce1"/>
          <table:table-cell office:value-type="float" office:value="68.5" table:style-name="ce1">
            <text:p>68,5</text:p>
          </table:table-cell>
          <table:table-cell office:value-type="float" office:value="6.8500000000000005E-2" table:formula="of:=[.M13]*0.001" table:style-name="ce3">
            <text:p>6,85E-02</text:p>
          </table:table-cell>
          <table:table-cell office:value-type="float" office:value="1.7741499999999999" table:formula="of:=[.$G$1]*[.M13]" table:style-name="ce3">
            <text:p>1,77E+00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0.09" table:style-name="ce1">
            <text:p>0,09</text:p>
          </table:table-cell>
          <table:table-cell office:value-type="float" office:value="34" table:style-name="ce1">
            <text:p>34</text:p>
          </table:table-cell>
          <table:table-cell office:value-type="float" office:value="3.4000000000000002E-2" table:formula="of:=[.C14]*0.001" table:style-name="ce3">
            <text:p>3,40E-02</text:p>
          </table:table-cell>
          <table:table-cell office:value-type="float" office:value="8.8060000000000005E-4" table:formula="of:=[.$G$1]*[.D14]" table:style-name="ce4">
            <text:p>8,81E-04</text:p>
          </table:table-cell>
          <table:table-cell table:style-name="ce1"/>
          <table:table-cell office:value-type="float" office:value="42.5" table:style-name="ce1">
            <text:p>42,5</text:p>
          </table:table-cell>
          <table:table-cell office:value-type="float" office:value="4.2500000000000003E-2" table:formula="of:=[.G14]*0.001" table:style-name="ce3">
            <text:p>4,25E-02</text:p>
          </table:table-cell>
          <table:table-cell office:value-type="float" office:value="1.1007499999999999E-3" table:formula="of:=[.H14]*[.$G$1]" table:style-name="ce3">
            <text:p>1,10E-03</text:p>
          </table:table-cell>
          <table:table-cell table:style-name="ce1"/>
          <table:table-cell office:value-type="float" office:value="1.9813499999999998E-3" table:formula="of:=[.E14]+[.I14]" table:style-name="ce3">
            <text:p>1,98E-03</text:p>
          </table:table-cell>
          <table:table-cell table:style-name="ce1"/>
          <table:table-cell office:value-type="float" office:value="65.900000000000006" table:style-name="ce1">
            <text:p>65,9</text:p>
          </table:table-cell>
          <table:table-cell office:value-type="float" office:value="6.59E-2" table:formula="of:=[.M14]*0.001" table:style-name="ce3">
            <text:p>6,59E-02</text:p>
          </table:table-cell>
          <table:table-cell office:value-type="float" office:value="1.7068100000000002" table:formula="of:=[.$G$1]*[.M14]" table:style-name="ce3">
            <text:p>1,71E+00</text:p>
          </table:table-cell>
          <table:table-cell table:style-name="ce1"/>
          <table:table-cell table:style-name="ce3"/>
          <table:table-cell table:number-columns-repeated="16367"/>
        </table:table-row>
        <table:table-row table:style-name="ro1">
          <table:table-cell table:style-name="ce1"/>
          <table:table-cell office:value-type="float" office:value="0.1" table:style-name="ce1">
            <text:p>0,1</text:p>
          </table:table-cell>
          <table:table-cell office:value-type="float" office:value="24.5" table:style-name="ce1">
            <text:p>24,5</text:p>
          </table:table-cell>
          <table:table-cell office:value-type="float" office:value="2.4500000000000001E-2" table:formula="of:=[.C15]*0.001" table:style-name="ce3">
            <text:p>2,45E-02</text:p>
          </table:table-cell>
          <table:table-cell office:value-type="float" office:value="6.3455E-4" table:formula="of:=[.$G$1]*[.D15]" table:style-name="ce4">
            <text:p>6,35E-04</text:p>
          </table:table-cell>
          <table:table-cell table:style-name="ce1"/>
          <table:table-cell office:value-type="float" office:value="51.2" table:style-name="ce1">
            <text:p>51,2</text:p>
          </table:table-cell>
          <table:table-cell office:value-type="float" office:value="5.1200000000000002E-2" table:formula="of:=[.G15]*0.001" table:style-name="ce3">
            <text:p>5,12E-02</text:p>
          </table:table-cell>
          <table:table-cell office:value-type="float" office:value="1.3260800000000001E-3" table:formula="of:=[.H15]*[.$G$1]" table:style-name="ce3">
            <text:p>1,33E-03</text:p>
          </table:table-cell>
          <table:table-cell table:style-name="ce1"/>
          <table:table-cell office:value-type="float" office:value="1.9606300000000001E-3" table:formula="of:=[.E15]+[.I15]" table:style-name="ce3">
            <text:p>1,96E-03</text:p>
          </table:table-cell>
          <table:table-cell table:style-name="ce1"/>
          <table:table-cell office:value-type="float" office:value="67.599999999999994" table:style-name="ce1">
            <text:p>67,6</text:p>
          </table:table-cell>
          <table:table-cell office:value-type="float" office:value="6.7599999999999993E-2" table:formula="of:=[.M15]*0.001" table:style-name="ce3">
            <text:p>6,76E-02</text:p>
          </table:table-cell>
          <table:table-cell office:value-type="float" office:value="1.7508399999999997" table:formula="of:=[.$G$1]*[.M15]" table:style-name="ce3">
            <text:p>1,75E+00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0.11" table:style-name="ce1">
            <text:p>0,11</text:p>
          </table:table-cell>
          <table:table-cell office:value-type="float" office:value="17.8" table:style-name="ce1">
            <text:p>17,8</text:p>
          </table:table-cell>
          <table:table-cell office:value-type="float" office:value="1.78E-2" table:formula="of:=[.C16]*0.001" table:style-name="ce3">
            <text:p>1,78E-02</text:p>
          </table:table-cell>
          <table:table-cell office:value-type="float" office:value="4.6101999999999997E-4" table:formula="of:=[.$G$1]*[.D16]" table:style-name="ce4">
            <text:p>4,61E-04</text:p>
          </table:table-cell>
          <table:table-cell table:style-name="ce1"/>
          <table:table-cell office:value-type="float" office:value="57.2" table:style-name="ce1">
            <text:p>57,2</text:p>
          </table:table-cell>
          <table:table-cell office:value-type="float" office:value="5.7200000000000001E-2" table:formula="of:=[.G16]*0.001" table:style-name="ce3">
            <text:p>5,72E-02</text:p>
          </table:table-cell>
          <table:table-cell office:value-type="float" office:value="1.4814800000000001E-3" table:formula="of:=[.H16]*[.$G$1]" table:style-name="ce3">
            <text:p>1,48E-03</text:p>
          </table:table-cell>
          <table:table-cell table:style-name="ce1"/>
          <table:table-cell office:value-type="float" office:value="1.9425E-3" table:formula="of:=[.E16]+[.I16]" table:style-name="ce3">
            <text:p>1,94E-03</text:p>
          </table:table-cell>
          <table:table-cell table:style-name="ce1"/>
          <table:table-cell office:value-type="float" office:value="66.3" table:style-name="ce1">
            <text:p>66,3</text:p>
          </table:table-cell>
          <table:table-cell office:value-type="float" office:value="6.6299999999999998E-2" table:formula="of:=[.M16]*0.001" table:style-name="ce3">
            <text:p>6,63E-02</text:p>
          </table:table-cell>
          <table:table-cell office:value-type="float" office:value="1.7171699999999999" table:formula="of:=[.$G$1]*[.M16]" table:style-name="ce3">
            <text:p>1,72E+00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0.12" table:style-name="ce1">
            <text:p>0,12</text:p>
          </table:table-cell>
          <table:table-cell office:value-type="float" office:value="13.5" table:style-name="ce1">
            <text:p>13,5</text:p>
          </table:table-cell>
          <table:table-cell office:value-type="float" office:value="1.35E-2" table:formula="of:=[.C17]*0.001" table:style-name="ce3">
            <text:p>1,35E-02</text:p>
          </table:table-cell>
          <table:table-cell office:value-type="float" office:value="3.4965000000000002E-4" table:formula="of:=[.$G$1]*[.D17]" table:style-name="ce4">
            <text:p>3,50E-04</text:p>
          </table:table-cell>
          <table:table-cell table:style-name="ce1"/>
          <table:table-cell office:value-type="float" office:value="54.7" table:style-name="ce1">
            <text:p>54,7</text:p>
          </table:table-cell>
          <table:table-cell office:value-type="float" office:value="5.4700000000000006E-2" table:formula="of:=[.G17]*0.001" table:style-name="ce3">
            <text:p>5,47E-02</text:p>
          </table:table-cell>
          <table:table-cell office:value-type="float" office:value="1.4167300000000002E-3" table:formula="of:=[.H17]*[.$G$1]" table:style-name="ce3">
            <text:p>1,42E-03</text:p>
          </table:table-cell>
          <table:table-cell table:style-name="ce1"/>
          <table:table-cell office:value-type="float" office:value="1.7663800000000001E-3" table:formula="of:=[.E17]+[.I17]" table:style-name="ce3">
            <text:p>1,77E-03</text:p>
          </table:table-cell>
          <table:table-cell table:style-name="ce1"/>
          <table:table-cell office:value-type="float" office:value="59.6" table:style-name="ce1">
            <text:p>59,6</text:p>
          </table:table-cell>
          <table:table-cell office:value-type="float" office:value="5.96E-2" table:formula="of:=[.M17]*0.001" table:style-name="ce3">
            <text:p>5,96E-02</text:p>
          </table:table-cell>
          <table:table-cell office:value-type="float" office:value="1.5436399999999999" table:formula="of:=[.$G$1]*[.M17]" table:style-name="ce3">
            <text:p>1,54E+0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.13" table:style-name="ce1">
            <text:p>0,13</text:p>
          </table:table-cell>
          <table:table-cell office:value-type="float" office:value="9.9" table:style-name="ce1">
            <text:p>9,9</text:p>
          </table:table-cell>
          <table:table-cell office:value-type="float" office:value="9.9000000000000008E-3" table:formula="of:=[.C18]*0.001" table:style-name="ce3">
            <text:p>9,90E-03</text:p>
          </table:table-cell>
          <table:table-cell office:value-type="float" office:value="2.5640999999999999E-4" table:formula="of:=[.$G$1]*[.D18]" table:style-name="ce4">
            <text:p>2,56E-04</text:p>
          </table:table-cell>
          <table:table-cell table:style-name="ce1"/>
          <table:table-cell office:value-type="float" office:value="43.5" table:style-name="ce1">
            <text:p>43,5</text:p>
          </table:table-cell>
          <table:table-cell office:value-type="float" office:value="4.3500000000000004E-2" table:formula="of:=[.G18]*0.001" table:style-name="ce3">
            <text:p>4,35E-02</text:p>
          </table:table-cell>
          <table:table-cell office:value-type="float" office:value="1.1266500000000001E-3" table:formula="of:=[.H18]*[.$G$1]" table:style-name="ce3">
            <text:p>1,13E-03</text:p>
          </table:table-cell>
          <table:table-cell table:style-name="ce1"/>
          <table:table-cell office:value-type="float" office:value="1.3830600000000002E-3" table:formula="of:=[.E18]+[.I18]" table:style-name="ce3">
            <text:p>1,38E-03</text:p>
          </table:table-cell>
          <table:table-cell table:style-name="ce1"/>
          <table:table-cell office:value-type="float" office:value="47.8" table:style-name="ce1">
            <text:p>47,8</text:p>
          </table:table-cell>
          <table:table-cell office:value-type="float" office:value="4.7799999999999995E-2" table:formula="of:=[.M18]*0.001" table:style-name="ce3">
            <text:p>4,78E-02</text:p>
          </table:table-cell>
          <table:table-cell office:value-type="float" office:value="1.2380199999999999" table:formula="of:=[.$G$1]*[.M18]" table:style-name="ce3">
            <text:p>1,24E+0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.14000000000000001" table:style-name="ce1">
            <text:p>0,14</text:p>
          </table:table-cell>
          <table:table-cell office:value-type="float" office:value="8.1" table:style-name="ce1">
            <text:p>8,1</text:p>
          </table:table-cell>
          <table:table-cell office:value-type="float" office:value="8.0999999999999996E-3" table:formula="of:=[.C19]*0.001" table:style-name="ce3">
            <text:p>8,10E-03</text:p>
          </table:table-cell>
          <table:table-cell office:value-type="float" office:value="2.0978999999999998E-4" table:formula="of:=[.$G$1]*[.D19]" table:style-name="ce4">
            <text:p>2,10E-04</text:p>
          </table:table-cell>
          <table:table-cell table:style-name="ce1"/>
          <table:table-cell office:value-type="float" office:value="33.700000000000003" table:style-name="ce1">
            <text:p>33,7</text:p>
          </table:table-cell>
          <table:table-cell office:value-type="float" office:value="3.3700000000000001E-2" table:formula="of:=[.G19]*0.001" table:style-name="ce3">
            <text:p>3,37E-02</text:p>
          </table:table-cell>
          <table:table-cell office:value-type="float" office:value="8.7283E-4" table:formula="of:=[.H19]*[.$G$1]" table:style-name="ce3">
            <text:p>8,73E-04</text:p>
          </table:table-cell>
          <table:table-cell table:style-name="ce1"/>
          <table:table-cell office:value-type="float" office:value="1.0826200000000001E-3" table:formula="of:=[.E19]+[.I19]" table:style-name="ce3">
            <text:p>1,08E-03</text:p>
          </table:table-cell>
          <table:table-cell table:style-name="ce1"/>
          <table:table-cell office:value-type="float" office:value="34.6" table:style-name="ce1">
            <text:p>34,6</text:p>
          </table:table-cell>
          <table:table-cell office:value-type="float" office:value="3.4599999999999999E-2" table:formula="of:=[.M19]*0.001" table:style-name="ce3">
            <text:p>3,46E-02</text:p>
          </table:table-cell>
          <table:table-cell office:value-type="float" office:value="0.89614000000000005" table:formula="of:=[.$G$1]*[.M19]" table:style-name="ce3">
            <text:p>8,96E-01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.15" table:style-name="ce1">
            <text:p>0,15</text:p>
          </table:table-cell>
          <table:table-cell office:value-type="float" office:value="6.5" table:style-name="ce1">
            <text:p>6,5</text:p>
          </table:table-cell>
          <table:table-cell office:value-type="float" office:value="6.5000000000000006E-3" table:formula="of:=[.C20]*0.001" table:style-name="ce3">
            <text:p>6,50E-03</text:p>
          </table:table-cell>
          <table:table-cell office:value-type="float" office:value="1.6835E-4" table:formula="of:=[.$G$1]*[.D20]" table:style-name="ce4">
            <text:p>1,68E-04</text:p>
          </table:table-cell>
          <table:table-cell table:style-name="ce1"/>
          <table:table-cell office:value-type="float" office:value="24.5" table:style-name="ce1">
            <text:p>24,5</text:p>
          </table:table-cell>
          <table:table-cell office:value-type="float" office:value="2.4500000000000001E-2" table:formula="of:=[.G20]*0.001" table:style-name="ce3">
            <text:p>2,45E-02</text:p>
          </table:table-cell>
          <table:table-cell office:value-type="float" office:value="6.3455E-4" table:formula="of:=[.H20]*[.$G$1]" table:style-name="ce3">
            <text:p>6,35E-04</text:p>
          </table:table-cell>
          <table:table-cell table:style-name="ce1"/>
          <table:table-cell office:value-type="float" office:value="8.0290000000000005E-4" table:formula="of:=[.E20]+[.I20]" table:style-name="ce3">
            <text:p>8,03E-04</text:p>
          </table:table-cell>
          <table:table-cell table:style-name="ce1"/>
          <table:table-cell office:value-type="float" office:value="24.9" table:style-name="ce1">
            <text:p>24,9</text:p>
          </table:table-cell>
          <table:table-cell office:value-type="float" office:value="2.4899999999999999E-2" table:formula="of:=[.M20]*0.001" table:style-name="ce3">
            <text:p>2,49E-02</text:p>
          </table:table-cell>
          <table:table-cell office:value-type="float" office:value="0.64490999999999998" table:formula="of:=[.$G$1]*[.M20]" table:style-name="ce3">
            <text:p>6,45E-01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.16" table:style-name="ce1">
            <text:p>0,16</text:p>
          </table:table-cell>
          <table:table-cell office:value-type="float" office:value="5.7" table:style-name="ce1">
            <text:p>5,7</text:p>
          </table:table-cell>
          <table:table-cell office:value-type="float" office:value="5.7000000000000002E-3" table:formula="of:=[.C21]*0.001" table:style-name="ce3">
            <text:p>5,70E-03</text:p>
          </table:table-cell>
          <table:table-cell office:value-type="float" office:value="1.4762999999999999E-4" table:formula="of:=[.$G$1]*[.D21]" table:style-name="ce4">
            <text:p>1,48E-04</text:p>
          </table:table-cell>
          <table:table-cell table:style-name="ce1"/>
          <table:table-cell office:value-type="float" office:value="17.399999999999999" table:style-name="ce1">
            <text:p>17,4</text:p>
          </table:table-cell>
          <table:table-cell office:value-type="float" office:value="1.7399999999999999E-2" table:formula="of:=[.G21]*0.001" table:style-name="ce3">
            <text:p>1,74E-02</text:p>
          </table:table-cell>
          <table:table-cell office:value-type="float" office:value="4.5065999999999997E-4" table:formula="of:=[.H21]*[.$G$1]" table:style-name="ce3">
            <text:p>4,51E-04</text:p>
          </table:table-cell>
          <table:table-cell table:style-name="ce1"/>
          <table:table-cell office:value-type="float" office:value="5.9829000000000002E-4" table:formula="of:=[.E21]+[.I21]" table:style-name="ce3">
            <text:p>5,98E-04</text:p>
          </table:table-cell>
          <table:table-cell table:style-name="ce1"/>
          <table:table-cell office:value-type="float" office:value="16.8" table:style-name="ce1">
            <text:p>16,8</text:p>
          </table:table-cell>
          <table:table-cell office:value-type="float" office:value="1.6800000000000002E-2" table:formula="of:=[.M21]*0.001" table:style-name="ce3">
            <text:p>1,68E-02</text:p>
          </table:table-cell>
          <table:table-cell office:value-type="float" office:value="0.43512000000000001" table:formula="of:=[.$G$1]*[.M21]" table:style-name="ce3">
            <text:p>4,35E-01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0.17" table:style-name="ce1">
            <text:p>0,17</text:p>
          </table:table-cell>
          <table:table-cell office:value-type="float" office:value="4.8" table:style-name="ce1">
            <text:p>4,8</text:p>
          </table:table-cell>
          <table:table-cell office:value-type="float" office:value="4.7999999999999996E-3" table:formula="of:=[.C22]*0.001" table:style-name="ce3">
            <text:p>4,80E-03</text:p>
          </table:table-cell>
          <table:table-cell office:value-type="float" office:value="1.2431999999999998E-4" table:formula="of:=[.$G$1]*[.D22]" table:style-name="ce4">
            <text:p>1,24E-04</text:p>
          </table:table-cell>
          <table:table-cell table:style-name="ce1"/>
          <table:table-cell office:value-type="float" office:value="13.1" table:style-name="ce1">
            <text:p>13,1</text:p>
          </table:table-cell>
          <table:table-cell office:value-type="float" office:value="1.3100000000000001E-2" table:formula="of:=[.G22]*0.001" table:style-name="ce3">
            <text:p>1,31E-02</text:p>
          </table:table-cell>
          <table:table-cell office:value-type="float" office:value="3.3929000000000001E-4" table:formula="of:=[.H22]*[.$G$1]" table:style-name="ce3">
            <text:p>3,39E-04</text:p>
          </table:table-cell>
          <table:table-cell table:style-name="ce1"/>
          <table:table-cell office:value-type="float" office:value="4.6360999999999999E-4" table:formula="of:=[.E22]+[.I22]" table:style-name="ce3">
            <text:p>4,64E-04</text:p>
          </table:table-cell>
          <table:table-cell table:style-name="ce1"/>
          <table:table-cell office:value-type="float" office:value="11.8" table:style-name="ce1">
            <text:p>11,8</text:p>
          </table:table-cell>
          <table:table-cell office:value-type="float" office:value="1.1800000000000001E-2" table:formula="of:=[.M22]*0.001" table:style-name="ce3">
            <text:p>1,18E-02</text:p>
          </table:table-cell>
          <table:table-cell office:value-type="float" office:value="0.30562" table:formula="of:=[.$G$1]*[.M22]" table:style-name="ce3">
            <text:p>3,06E-01</text:p>
          </table:table-cell>
          <table:table-cell table:number-columns-repeated="16369"/>
        </table:table-row>
        <table:table-row table:style-name="ro1">
          <table:table-cell/>
          <table:table-cell table:number-columns-repeated="9" table:style-name="ce1"/>
          <table:table-cell table:style-name="ce3"/>
          <table:table-cell table:number-columns-repeated="16373" table:style-name="ce1"/>
        </table:table-row>
        <table:table-row table:style-name="ro1">
          <table:table-cell table:style-name="ce1">
            <draw:frame draw:z-index="1" draw:id="id0" draw:style-name="a0" draw:name="Gráfico 2" svg:x="0.14583in" svg:y="0.07812in" svg:width="5.72805in" svg:height="3.0566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2" draw:id="id1" draw:style-name="a1" draw:name="Gráfico 3" svg:x="0.34375in" svg:y="0.09896in" svg:width="5.00647in" svg:height="3.0566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 table:style-name="ce1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style-name="ce1">
            <draw:frame draw:z-index="3" draw:id="id2" draw:style-name="a2" draw:name="Gráfico 4" svg:x="0.19792in" svg:y="0.06771in" svg:width="5.72805in" svg:height="3.0566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4" draw:id="id3" draw:style-name="a3" draw:name="Gráfico 5" svg:x="0.375in" svg:y="0.06771in" svg:width="5.00647in" svg:height="3.0566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9"/>
          <table:table-cell table:number-columns-repeated="1636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7"/>
          <table:table-cell table:style-name="ce6"/>
          <table:table-cell table:number-columns-repeated="16366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Y =</text:p>
          </table:table-cell>
          <table:table-cell office:value-type="float" office:value="1.9658100000000001E-3" table:formula="of:=([.K13]+[.K14])/2" table:style-name="ce3">
            <text:p>1,97E-03</text:p>
          </table:table-cell>
          <table:table-cell office:value-type="string" table:style-name="ce1">
            <text:p>T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table-cell office:value-type="string" table:style-name="ce1">
            <text:p>B (uma espira) =</text:p>
          </table:table-cell>
          <table:table-cell office:value-type="float" office:value="5.5335441873171875E-6" table:formula="of:=(4*PI()*0.0000001*0.5*(4*0.01)^2)/(2*(([.C54]^2+(4*0.01)^2)))^(3/2)" table:style-name="ce3">
            <text:p>5,53E-06</text:p>
          </table:table-cell>
          <table:table-cell office:value-type="string" table:style-name="ce1">
            <text:p>T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Num de espiras =</text:p>
          </table:table-cell>
          <table:table-cell office:value-type="float" office:value="355.25333013615602" table:formula="of:=[.C54]/[.C55]" table:style-name="ce7">
            <text:p>355</text:p>
          </table:table-cell>
          <table:table-cell office:value-type="string" table:style-name="ce1">
            <text:p>totai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Num de espiras</text:p>
          </table:table-cell>
          <table:table-cell office:value-type="string" table:style-name="ce1">
            <text:p>de cada bobina = 177</text:p>
          </table:table-cell>
          <table:table-cell table:number-columns-repeated="16381" table:style-name="ce1"/>
        </table:table-row>
        <table:table-row table:number-rows-repeated="10485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Ricardo Antunes</meta:initial-creator>
    <dc:creator>ricardo antunes</dc:creator>
    <meta:creation-date>2020-12-18T08:46:11Z</meta:creation-date>
    <dc:date>2020-12-18T10:29:0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5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0.0776377952756pt" svg:width="412.4199212598425pt" chart:style-name="Crt0">
        <chart:title chart:style-name="CT00">
          <text:p text:style-name="a0" text:class-names="" text:cond-style-name="">B1/x <text:s text:c="1"/>(T/m))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Folha1.$E$5:.$E$22" chart:class="chart:scatter" chart:attached-axis="primary-y" chart:style-name="G0S0">
            <chart:domain table:cell-range-address="Folha1.$B$5:.$B$22"/>
            <chart:data-point chart:repeated="1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5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0.0776377952756pt" svg:width="360.4659842519685pt" chart:style-name="Crt0">
        <chart:title svg:x="129.9303937007874pt" svg:y="6.113307086614173pt" chart:style-name="CT00">
          <text:p text:style-name="a0" text:class-names="" text:cond-style-name="">B2/x <text:s text:c="1"/>(T/m)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Folha1.$I$5:.$I$22" chart:class="chart:scatter" chart:attached-axis="primary-y" chart:style-name="G0S0">
            <chart:domain table:cell-range-address="Folha1.$B$5:.$B$22"/>
            <chart:data-point chart:repeated="1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5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0.0777165354331pt" svg:width="412.4199212598425pt" chart:style-name="Crt0">
        <chart:title chart:style-name="CT00">
          <text:p text:style-name="a0" text:class-names="" text:cond-style-name="">(B1+B2)/x (T/m)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Folha1.$K$5:.$K$22" chart:class="chart:scatter" chart:attached-axis="primary-y" chart:style-name="G0S0">
            <chart:domain table:cell-range-address="Folha1.$B$5:.$B$22"/>
            <chart:data-point chart:repeated="1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5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0.0777165354331pt" svg:width="360.4659842519685pt" chart:style-name="Crt0">
        <chart:title chart:style-name="CT00">
          <text:p text:style-name="a0" text:class-names="" text:cond-style-name="">(B1-B2)/x (T/m)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Folha1.$O$5:.$O$22" chart:class="chart:scatter" chart:attached-axis="primary-y" chart:style-name="G0S0">
            <chart:domain table:cell-range-address="Folha1.$B$5:.$B$22"/>
            <chart:data-point chart:repeated="1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